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e grundsätzliche provisorische Einleitung in Java</text:p>
      <text:p text:style-name="P3"/>
      <text:p text:style-name="P1">1. Objektorientierung</text:p>
      <text:p text:style-name="P4">Dieser Text dient dazu, einen kleinen überlick über die Arbeits- <text:s/>und Funktionsweise von Java zu bekommen. Java ist eine objektorientierte Programmiersprache, was soviel bedeutet wie, dass man seinen Programmcode auf die in der zu modellierenden Sache enthaltenen Abläufe und Gegenstände, also Objekte, ausrichtet. Im Falle einer simulierten Kantine würde dies bedeuten, man programmiert die Kasse, das Angebot an Artikeln, die Kunden, die Mitarbeiter, die Reihe vor der Kasse und die Kantine ansich einzelnd. </text:p>
      <text:p text:style-name="P4">Ein anderes Beispiel: Bei einer zu programmierenden Bierflasche würde man den Korken, die Flasche und den Hintergrund programmieren. Außerdem wären hier Klassen für die Mechanik angebracht, also z.b. die Schnittstelle zwischen Usereingabe und Programm. Den Prozess in dem dies getan wird, nennt man „Modellieren“. Hierbei gilt es zu beachten, dass doppelter Code wenn möglichst zu vermeiden ist, genau wie schlechte Kommentare, weil ohne diese die eventuellen Mitprogrammierer nicht verstehen was du in dem Fall machst und so den nötigen Zusammenhang schlecht verstehen könnten.</text:p>
      <text:p text:style-name="P4"/>
      <text:p text:style-name="P4">Dies ist auch der Unterschied zu funktionalen Sprachen wie Haskell, Lisp, PHP oder Lua, bei denen nicht die Modellierung stattfindet, sondern rein Wert auf die Funktion und nicht auf „das Objekt“ gelegt wird.</text:p>
      <text:p text:style-name="P4"/>
      <text:p text:style-name="P4">Aber was ist nun eigentlich in Java ein Objekt?</text:p>
      <text:p text:style-name="P4">Nunja, ein Objekt ist vorerst erstmal abstrakt. Es wird in Java definiert als Instanz einer Klasse.</text:p>
      <text:p text:style-name="P4">Hat man z.b. ein Objekt „kaputter Twingo“, dann ist dies eine Instanz der Klasse „Auto“. <text:s/></text:p>
      <text:p text:style-name="P4"><text:tab/></text:p>
      <text:p text:style-name="P4"/>
      <text:p text:style-name="P3"/>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ystal </meta:initial-creator>
    <meta:creation-date>2013-01-11T17:47:13</meta:creation-date>
    <dc:date>2013-01-13T23:05:00</dc:date>
    <dc:creator>chrystal </dc:creator>
    <meta:editing-duration>PT8H58M11S</meta:editing-duration>
    <meta:editing-cycles>2</meta:editing-cycles>
    <meta:generator>LibreOffice/3.5$Linux_x86 LibreOffice_project/350m1$Build-2</meta:generator>
    <meta:document-statistic meta:table-count="0" meta:image-count="0" meta:object-count="0" meta:page-count="1" meta:paragraph-count="9" meta:word-count="237" meta:character-count="1606" meta:non-whitespace-character-count="1372"/>
  </office:meta>
</office:document-meta>
</file>